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78cm" svg:y1="17.383cm" svg:x2="17.383cm" svg:y2="17.256cm">
          <text:p/>
        </draw:line>
        <draw:line draw:style-name="gr1" draw:text-style-name="P1" xml:id="id1" draw:id="id1" draw:layer="layout" svg:x1="10.144cm" svg:y1="8.747cm" svg:x2="10.144cm" svg:y2="18.399cm">
          <text:p/>
        </draw:line>
        <draw:frame draw:style-name="gr2" draw:text-style-name="P2" draw:layer="layout" svg:width="5.294cm" svg:height="0.954cm" svg:x="4.683cm" svg:y="17.764cm">
          <draw:text-box>
            <text:p>Portuguese state</text:p>
          </draw:text-box>
        </draw:frame>
        <draw:frame draw:style-name="gr2" draw:text-style-name="P2" draw:layer="layout" svg:width="3.334cm" svg:height="0.954cm" svg:x="12.811cm" svg:y="17.637cm">
          <draw:text-box>
            <text:p>Your state</text:p>
          </draw:text-box>
        </draw:frame>
        <draw:frame draw:style-name="gr2" draw:text-style-name="P2" draw:layer="layout" svg:width="2.403cm" svg:height="0.954cm" svg:x="9.128cm" svg:y="18.334cm">
          <draw:text-box>
            <text:p>Border</text:p>
          </draw:text-box>
        </draw:frame>
        <draw:frame draw:style-name="gr2" draw:text-style-name="P2" draw:layer="layout" svg:width="6.877cm" svg:height="0.954cm" svg:x="7.985cm" svg:y="7.858cm">
          <draw:text-box>
            <text:p>height from the ground</text:p>
          </draw:text-box>
        </draw:frame>
        <draw:path draw:style-name="objectwithoutfill" draw:layer="layout" svg:width="6.484cm" svg:height="10.757cm" draw:transform="rotate (1.21195663258486) translate (5.194cm 17.345cm)" svg:viewBox="0 0 6485 10758" svg:d="M0 0c555 31 1123-52 1663 109 573 170 1127 230 1732 292 643 66 1162 355 1411 832 299 573-368 1086-355 1703 12 632 589 1036 1083 1215 657 237 682 844 872 1348 193 510-21 1069-80 1600-70 625-363 1225-774 1703-426 494-571 1150-1009 1634l-299 322">
          <text:p/>
        </draw:path>
        <draw:connector draw:style-name="gr3" draw:text-style-name="P1" draw:layer="layout" draw:type="line" svg:x1="10.144cm" svg:y1="13.573cm" svg:x2="16.953cm" svg:y2="13.621cm" draw:start-shape="id1" draw:start-glue-point="1" svg:d="M10144 13573l6809 48" svg:viewBox="0 0 6810 49">
          <text:p/>
        </draw:connector>
        <draw:frame draw:style-name="gr2" draw:text-style-name="P2" draw:layer="layout" svg:width="6.776cm" svg:height="1.657cm" svg:x="12.557cm" svg:y="11.414cm">
          <draw:text-box>
            <text:p>Distance from border :</text:p>
            <text:p>D</text:p>
          </draw:text-box>
        </draw:frame>
        <draw:frame draw:style-name="gr2" draw:text-style-name="P2" draw:layer="layout" svg:width="0.959cm" svg:height="1.657cm" svg:x="10.398cm" svg:y="9.001cm">
          <draw:text-box>
            <text:p>H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13:47:34.839290624</meta:creation-date>
    <dc:date>2017-09-28T13:54:09.746419206</dc:date>
    <meta:editing-duration>PT6M36S</meta:editing-duration>
    <meta:editing-cycles>1</meta:editing-cycles>
    <meta:document-statistic meta:object-count="10"/>
    <meta:generator>LibreOffice/5.3.1.2$Linux_X86_64 LibreOffice_project/30m0$Build-2</meta:generator>
  </office:meta>
</office:document-meta>
</file>